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fill="solid" draw:fill-color="#99ccff" draw:textarea-horizontal-align="center" draw:textarea-vertical-align="middle"/>
    </style:style>
    <style:style style:name="gr4" style:family="graphic" style:parent-style-name="standard">
      <style:graphic-properties draw:fill="solid" draw:fill-color="#ffff99" draw:textarea-horizontal-align="center" draw:textarea-vertical-align="middle"/>
    </style:style>
    <style:style style:name="gr5" style:family="graphic" style:parent-style-name="standard">
      <style:graphic-properties draw:fill="solid" draw:fill-color="#ffcc99" draw:textarea-horizontal-align="center" draw:textarea-vertical-align="middle"/>
    </style:style>
    <style:style style:name="gr6" style:family="graphic" style:parent-style-name="standard">
      <style:graphic-properties draw:fill="solid" draw:fill-color="#ff3333" draw:textarea-horizontal-align="center" draw:textarea-vertical-align="middle"/>
    </style:style>
    <style:style style:name="gr7" style:family="graphic" style:parent-style-name="standard">
      <style:graphic-properties draw:fill="solid" draw:fill-color="#c0c0c0" draw:textarea-horizontal-align="center" draw:textarea-vertical-align="middle"/>
    </style:style>
    <style:style style:name="gr8" style:family="graphic" style:parent-style-name="objectwithoutfill">
      <style:graphic-properties draw:fill="none" draw:fill-color="#c0c0c0" draw:textarea-horizontal-align="center" draw:textarea-vertical-align="middle"/>
    </style:style>
    <style:style style:name="gr9" style:family="graphic" style:parent-style-name="standard">
      <style:graphic-properties draw:fill="solid" draw:fill-color="#ff0000" draw:textarea-horizontal-align="center" draw:textarea-vertical-align="middle"/>
    </style:style>
    <style:style style:name="gr10" style:family="graphic" style:parent-style-name="standard">
      <style:graphic-properties draw:fill="solid" draw:fill-color="#00ffff" draw:textarea-horizontal-align="center" draw:textarea-vertical-align="middle"/>
    </style:style>
    <style:style style:name="gr11" style:family="graphic" style:parent-style-name="standard">
      <style:graphic-properties draw:marker-start="Arrow" draw:marker-start-width="0.25cm" draw:fill="solid" draw:fill-color="#00ffff" draw:textarea-horizontal-align="center" draw:textarea-vertical-align="middle"/>
    </style:style>
    <style:style style:name="gr12" style:family="graphic" style:parent-style-name="standard">
      <style:graphic-properties draw:fill="solid" draw:fill-color="#ffff00" draw:textarea-horizontal-align="center" draw:textarea-vertical-align="middle" draw:fit-to-size="fals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23cm"/>
    </style:style>
    <style:style style:name="pr3" style:family="presentation" style:parent-style-name="Default-notes">
      <style:graphic-properties draw:fill-color="#ffffff" draw:auto-grow-height="true" fo:min-height="10.629cm"/>
    </style:style>
    <style:style style:name="pr4" style:family="presentation" style:parent-style-name="Default-notes">
      <style:graphic-properties draw:fill-color="#ffffff" fo:min-height="10.629cm"/>
    </style:style>
    <style:style style:name="pr5" style:family="presentation" style:parent-style-name="Default-outline1">
      <style:graphic-properties draw:fill-color="#ffffff" draw:auto-grow-height="true" fo:min-height="13.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cm" fo:margin-right="0cm" fo:text-indent="0cm"/>
      <style:text-properties fo:font-size="18pt"/>
    </style:style>
    <style:style style:name="P6" style:family="paragraph">
      <style:text-properties fo:font-size="18pt"/>
    </style:style>
    <style:style style:name="P7" style:family="paragraph">
      <style:text-properties fo:font-size="24pt"/>
    </style:style>
    <style:style style:name="P8" style:family="paragraph">
      <style:paragraph-properties fo:margin-left="0cm" fo:margin-right="0cm" fo:text-indent="0cm"/>
      <style:text-properties fo:font-size="24pt"/>
    </style:style>
    <style:style style:name="T1" style:family="text">
      <style:text-properties fo:font-size="18pt"/>
    </style:style>
    <style:style style:name="T2" style:family="text">
      <style:text-properties fo:color="#ff3366"/>
    </style:style>
    <style:style style:name="T3" style:family="text">
      <style:text-properties fo:color="#000000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Serialization 1: Overview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3.911cm" svg:height="3.507cm" svg:x="2.058cm" svg:y="1.743cm" presentation:class="title">
          <draw:text-box>
            <text:p text:style-name="P1">Serialization <text:s/>1: Overview</text:p>
          </draw:text-box>
        </draw:frame>
        <draw:frame presentation:style-name="pr2" draw:text-style-name="P1" draw:layer="layout" svg:width="23.911cm" svg:height="13.23cm" svg:x="2.058cm" svg:y="5.838cm" presentation:class="subtitle">
          <draw:text-box>
            <text:p text:style-name="P1">Chunking, Indirections, and Fragmentation</text:p>
            <text:p text:style-name="P1"/>
            <text:p text:style-name="P1">May 16, 2002</text:p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Indirections" draw:style-name="dp1" draw:master-page-name="Default" presentation:presentation-page-layout-name="AL2T19">
        <draw:frame presentation:style-name="pr1" draw:text-style-name="P1" draw:layer="layout" svg:width="23.911cm" svg:height="3.507cm" svg:x="2.058cm" svg:y="1.743cm" presentation:class="title">
          <draw:text-box>
            <text:p text:style-name="P1">Indirections</text:p>
          </draw:text-box>
        </draw:frame>
        <draw:frame draw:style-name="gr2" draw:layer="layout" svg:width="25.616cm" svg:height="14.337cm" svg:x="1.203cm" svg:y="4.78cm">
          <draw:text-box>
            <text:p text:style-name="P1">CORBA formal 01-12-01 15.3.4.3 and 15.3.5.1</text:p>
            <text:p text:style-name="P1"/>
            <text:p text:style-name="P2">Unique value 0xffffffff followed by long negative offset. <text:s/>Same as recursive TypeCodes.</text:p>
            <text:p text:style-name="P2"/>
            <text:p text:style-name="P2">Indirection to codebase URLs, repository Ids, list of repository Ids, valuetypes. <text:s/>(Cannot indirect to rep ids not used in valuetype encoding.)</text:p>
            <text:p text:style-name="P2"/>
            <text:p text:style-name="P2">Can't cross encapsulation boundaries, but can cross fragments.</text:p>
            <text:p text:style-name="P2"/>
            <text:p text:style-name="P2"/>
            <text:p text:style-name="P2"/>
            <text:p text:style-name="P2"/>
            <text:p text:style-name="P2"/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4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Chunking 1" draw:style-name="dp1" draw:master-page-name="Default" presentation:presentation-page-layout-name="AL3T1">
        <draw:frame presentation:style-name="pr1" draw:text-style-name="P1" draw:layer="layout" svg:width="23.911cm" svg:height="3.507cm" svg:x="2.058cm" svg:y="1.743cm" presentation:class="title">
          <draw:text-box>
            <text:p text:style-name="P1">Chunking 1</text:p>
          </draw:text-box>
        </draw:frame>
        <draw:frame presentation:style-name="pr5" draw:text-style-name="P3" draw:layer="layout" svg:width="23.911cm" svg:height="13.23cm" svg:x="2.058cm" svg:y="5.838cm" presentation:class="outline">
          <draw:text-box>
            <text:list text:style-name="L3">
              <text:list-item>
                <text:p text:style-name="P3">What is chunking?</text:p>
              </text:list-item>
            </text:list>
            <text:list text:style-name="L3">
              <text:list-item>
                <text:list>
                  <text:list-item>
                    <text:p text:style-name="P4">15.3.4.6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rovides markers for ORB to keep track of custom data (skipping) or handling truncatable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No relation to fragmentation benefits despite wording in spec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akes things more complicat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4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Valuetype Layout" draw:style-name="dp1" draw:master-page-name="Default" presentation:presentation-page-layout-name="AL2T19">
        <draw:frame presentation:style-name="pr1" draw:text-style-name="P1" draw:layer="layout" svg:width="23.911cm" svg:height="3.507cm" svg:x="2.058cm" svg:y="1.743cm" presentation:class="title">
          <draw:text-box>
            <text:p text:style-name="P1">Valuetype Layout 15.3.4.8</text:p>
          </draw:text-box>
        </draw:frame>
        <draw:g>
          <draw:rect draw:style-name="gr3" draw:text-style-name="P5" draw:layer="layout" svg:width="3.845cm" svg:height="1.058cm" svg:x="3.81cm" svg:y="5.574cm">
            <text:p text:style-name="P1"><text:span text:style-name="T1">Value Tag</text:span></text:p>
          </draw:rect>
          <draw:rect draw:style-name="gr4" draw:text-style-name="P6" draw:layer="layout" svg:width="3.845cm" svg:height="1.058cm" svg:x="3.811cm" svg:y="6.738cm">
            <text:p text:style-name="P1"><text:span text:style-name="T1">Codebase</text:span></text:p>
          </draw:rect>
          <draw:rect draw:style-name="gr5" draw:text-style-name="P6" draw:layer="layout" svg:width="3.845cm" svg:height="1.058cm" svg:x="3.811cm" svg:y="7.937cm">
            <text:p text:style-name="P1"><text:span text:style-name="T1">Rep Id(s)</text:span></text:p>
          </draw:rect>
          <draw:rect draw:style-name="gr6" draw:text-style-name="P5" draw:layer="layout" svg:width="3.845cm" svg:height="1.058cm" svg:x="3.811cm" svg:y="9.102cm">
            <text:p text:style-name="P1"><text:span text:style-name="T1">Chunk Length</text:span></text:p>
          </draw:rect>
          <draw:rect draw:style-name="gr7" draw:text-style-name="P6" draw:layer="layout" svg:width="3.845cm" svg:height="4.798cm" svg:x="3.811cm" svg:y="10.266cm">
            <text:p text:style-name="P1"><text:span text:style-name="T1">Data</text:span></text:p>
          </draw:rect>
          <draw:rect draw:style-name="gr6" draw:text-style-name="P5" draw:layer="layout" svg:width="3.845cm" svg:height="1.058cm" svg:x="3.811cm" svg:y="15.136cm">
            <text:p text:style-name="P1"><text:span text:style-name="T1">End Tag</text:span></text:p>
          </draw:rect>
        </draw:g>
        <draw:frame draw:style-name="gr2" draw:text-style-name="P6" draw:layer="layout" svg:width="13.547cm" svg:height="3.081cm" svg:x="8.466cm" svg:y="5.468cm">
          <draw:text-box>
            <text:p text:style-name="P1"><text:span text:style-name="T1">Value Tag indicates</text:span></text:p>
            <text:p text:style-name="P1"><text:span text:style-name="T1">1) Codebase URL(s) - optional</text:span></text:p>
            <text:p text:style-name="P1"><text:span text:style-name="T1">2) Repository Ids (*) - should be &gt;= 1</text:span></text:p>
            <text:p text:style-name="P1"><text:span text:style-name="T1">3) Chunking</text:span></text:p>
          </draw:text-box>
        </draw:frame>
        <draw:frame draw:style-name="gr2" draw:text-style-name="P6" draw:layer="layout" svg:width="13.017cm" svg:height="3.081cm" svg:x="8.397cm" svg:y="8.749cm">
          <draw:text-box>
            <text:p text:style-name="P1"><text:span text:style-name="T1">Chunking is used for “custom marshaled” and truncatable types. <text:s/>In RMI-IIOP, it's used for Serializable classes with writeObject methods or Externalizables. (Java to IDL 01-06-15 1.4.10)</text:span></text:p>
          </draw:text-box>
        </draw:frame>
        <draw:frame draw:style-name="gr2" draw:text-style-name="P6" draw:layer="layout" svg:width="12.771cm" svg:height="2.311cm" svg:x="8.36cm" svg:y="13.406cm">
          <draw:text-box>
            <text:p text:style-name="P1"><text:span text:style-name="T1">End tags only used when chunking. <text:s/>Value recently changed in spec to only include enclosing chunked valuetypes.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4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Chunking 2" draw:style-name="dp1" draw:master-page-name="Default" presentation:presentation-page-layout-name="AL3T1">
        <draw:frame presentation:style-name="pr1" draw:text-style-name="P1" draw:layer="layout" svg:width="23.911cm" svg:height="3.507cm" svg:x="2.058cm" svg:y="1.743cm" presentation:class="title">
          <draw:text-box>
            <text:p text:style-name="P1">Chunking 2</text:p>
          </draw:text-box>
        </draw:frame>
        <draw:frame presentation:style-name="pr5" draw:text-style-name="P3" draw:layer="layout" svg:width="23.911cm" svg:height="13.313cm" svg:x="2.058cm" svg:y="5.838cm" presentation:class="outline">
          <draw:text-box>
            <text:list text:style-name="L3">
              <text:list-item>
                <text:p text:style-name="P3">Chunk lengths are positive longs. <text:s/>Indirections, valuetags, and chunk lengths have separate ranges/values.</text:p>
              </text:list-item>
            </text:list>
            <text:list text:style-name="L3">
              <text:list-item>
                <text:p text:style-name="P3">Chunk length cannot split primitive CDR types, arrays of primitive CDR types, strings, wstrings, or <text:span text:style-name="T2">indirections</text:span><text:span text:style-name="T3">. <text:s/>CORBA 3.0 ptc-02-02-01 15.3.4.6, interop issue 4326.</text:span></text:p>
              </text:list-item>
            </text:list>
            <text:list text:style-name="L3">
              <text:list-item>
                <text:p text:style-name="P3"><text:span text:style-name="T3">Chunks do not overlap (and close before nested valuetypes)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4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Chunking with Fragmentation 1" draw:style-name="dp1" draw:master-page-name="Default" presentation:presentation-page-layout-name="AL2T19">
        <draw:frame presentation:style-name="pr1" draw:text-style-name="P1" draw:layer="layout" svg:width="23.911cm" svg:height="3.507cm" svg:x="2.058cm" svg:y="1.743cm" presentation:class="title">
          <draw:text-box>
            <text:p text:style-name="P1">Chunking with Fragmentation 1</text:p>
          </draw:text-box>
        </draw:frame>
        <draw:rect draw:style-name="gr8" draw:text-style-name="P7" draw:layer="layout" svg:width="3.669cm" svg:height="6.315cm" svg:x="4.869cm" svg:y="13.758cm">
          <text:p text:style-name="P1"/>
        </draw:rect>
        <draw:frame draw:style-name="gr2" draw:text-style-name="P6" draw:layer="layout" svg:width="12.03cm" svg:height="6.931cm" svg:x="14.675cm" svg:y="5.997cm">
          <draw:text-box>
            <text:p text:style-name="P1"><text:span text:style-name="T1">Not allowed to insert a chunk length within the octet array, so the current chunk must extend into the next fragment.</text:span></text:p>
            <text:p text:style-name="P1"><text:span text:style-name="T1"/></text:p>
            <text:p text:style-name="P1"><text:span text:style-name="T1">Current chunk length will be Data Z length plus Octet Array length.</text:span></text:p>
            <text:p text:style-name="P1"><text:span text:style-name="T1"/></text:p>
            <text:p text:style-name="P1"><text:span text:style-name="T1">Code must remember to open a new chunk after writing the Octet Array if necessary.</text:span></text:p>
          </draw:text-box>
        </draw:frame>
        <draw:g>
          <draw:rect draw:style-name="gr7" draw:text-style-name="P6" draw:layer="layout" svg:width="3.669cm" svg:height="1.975cm" svg:x="4.868cm" svg:y="5.504cm">
            <text:p text:style-name="P1"><text:span text:style-name="T1">...</text:span></text:p>
          </draw:rect>
          <draw:rect draw:style-name="gr9" draw:text-style-name="P6" draw:layer="layout" svg:width="3.669cm" svg:height="0.882cm" svg:x="4.868cm" svg:y="7.62cm">
            <text:p text:style-name="P1"><text:span text:style-name="T1">Chunk length</text:span></text:p>
          </draw:rect>
          <draw:rect draw:style-name="gr7" draw:text-style-name="P6" draw:layer="layout" svg:width="3.669cm" svg:height="2.928cm" svg:x="4.868cm" svg:y="8.608cm">
            <text:p text:style-name="P1"><text:span text:style-name="T1">Data Z</text:span></text:p>
          </draw:rect>
          <draw:rect draw:style-name="gr8" draw:text-style-name="P7" draw:layer="layout" svg:width="3.669cm" svg:height="1.376cm" svg:x="4.868cm" svg:y="11.606cm">
            <text:p text:style-name="P1"/>
          </draw:rect>
          <draw:frame draw:style-name="gr2" draw:text-style-name="P6" draw:layer="layout" svg:width="3.528cm" svg:height="0.771cm" svg:x="0.846cm" svg:y="8.891cm">
            <draw:text-box>
              <text:p text:style-name="P1"><text:span text:style-name="T1">Fragment X</text:span></text:p>
            </draw:text-box>
          </draw:frame>
          <draw:frame draw:style-name="gr2" draw:text-style-name="P6" draw:layer="layout" svg:width="3.528cm" svg:height="1.541cm" svg:x="0.846cm" svg:y="16.123cm">
            <draw:text-box>
              <text:p text:style-name="P1"><text:span text:style-name="T1">Fragment X+1</text:span></text:p>
            </draw:text-box>
          </draw:frame>
          <draw:rect draw:style-name="gr10" draw:text-style-name="P6" draw:layer="layout" svg:width="3.598cm" svg:height="5.397cm" svg:x="10.195cm" svg:y="11.607cm">
            <text:p text:style-name="P1"><text:span text:style-name="T1">Octet Array</text:span></text:p>
          </draw:rect>
          <draw:line draw:style-name="gr11" draw:text-style-name="P6" draw:layer="layout" svg:x1="8.748cm" svg:y1="11.712cm" svg:x2="9.948cm" svg:y2="11.712cm">
            <text:p text:style-name="P1"/>
          </draw:line>
        </draw:g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4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Chunking with Fragmentation 2" draw:style-name="dp1" draw:master-page-name="Default" presentation:presentation-page-layout-name="AL2T19">
        <draw:frame presentation:style-name="pr1" draw:text-style-name="P1" draw:layer="layout" svg:width="23.911cm" svg:height="3.507cm" svg:x="2.058cm" svg:y="1.743cm" presentation:class="title">
          <draw:text-box>
            <text:p text:style-name="P1">Chunking with Fragmentation 2</text:p>
          </draw:text-box>
        </draw:frame>
        <draw:rect draw:style-name="gr9" draw:text-style-name="P6" draw:layer="layout" svg:width="3.669cm" svg:height="0.882cm" svg:x="4.833cm" svg:y="5.362cm">
          <text:p text:style-name="P1"><text:span text:style-name="T1">Chunk length</text:span></text:p>
        </draw:rect>
        <draw:rect draw:style-name="gr7" draw:text-style-name="P6" draw:layer="layout" svg:width="3.669cm" svg:height="2.928cm" svg:x="4.833cm" svg:y="6.315cm">
          <text:p text:style-name="P1"><text:span text:style-name="T1">Data Z</text:span></text:p>
        </draw:rect>
        <draw:frame draw:style-name="gr2" draw:text-style-name="P6" draw:layer="layout" svg:width="3.528cm" svg:height="0.771cm" svg:x="0.917cm" svg:y="7.127cm">
          <draw:text-box>
            <text:p text:style-name="P1"><text:span text:style-name="T1">Fragment X</text:span></text:p>
          </draw:text-box>
        </draw:frame>
        <draw:frame draw:style-name="gr2" draw:text-style-name="P6" draw:layer="layout" svg:width="3.528cm" svg:height="1.541cm" svg:x="0.777cm" svg:y="12.42cm">
          <draw:text-box>
            <text:p text:style-name="P1"><text:span text:style-name="T1">Fragment X+1</text:span></text:p>
          </draw:text-box>
        </draw:frame>
        <draw:rect draw:style-name="gr10" draw:text-style-name="P6" draw:layer="layout" svg:width="3.67cm" svg:height="1.692cm" svg:x="4.797cm" svg:y="9.35cm">
          <text:p text:style-name="P1"><text:span text:style-name="T1">Octet Array</text:span></text:p>
        </draw:rect>
        <draw:rect draw:style-name="gr12" draw:text-style-name="P8" draw:layer="layout" svg:width="3.741cm" svg:height="2.928cm" svg:x="4.762cm" svg:y="11.889cm">
          <text:p text:style-name="P1"><text:span text:style-name="T1">Fragment </text:span></text:p>
          <text:p text:style-name="P1"><text:span text:style-name="T1">Header</text:span></text:p>
        </draw:rect>
        <draw:rect draw:style-name="gr10" draw:text-style-name="P6" draw:layer="layout" svg:width="3.67cm" svg:height="2.785cm" svg:x="4.761cm" svg:y="14.889cm">
          <text:p text:style-name="P1"><text:span text:style-name="T1">Octet Array</text:span></text:p>
          <text:p text:style-name="P1"><text:span text:style-name="T1">continued</text:span></text:p>
        </draw:rect>
        <draw:rect draw:style-name="gr9" draw:text-style-name="P6" draw:layer="layout" svg:width="3.669cm" svg:height="0.882cm" svg:x="4.799cm" svg:y="17.78cm">
          <text:p text:style-name="P1"><text:span text:style-name="T1">Chunk len 2</text:span></text:p>
        </draw:rect>
        <draw:rect draw:style-name="gr7" draw:text-style-name="P6" draw:layer="layout" svg:width="3.669cm" svg:height="1.235cm" svg:x="4.8cm" svg:y="18.803cm">
          <text:p text:style-name="P1"><text:span text:style-name="T1">...</text:span></text:p>
        </draw:rect>
        <draw:rect draw:style-name="gr7" draw:text-style-name="P6" draw:layer="layout" svg:width="3.669cm" svg:height="0.813cm" svg:x="4.872cm" svg:y="4.445cm">
          <text:p text:style-name="P1"><text:span text:style-name="T1">...</text:span></text:p>
        </draw:rect>
        <draw:frame draw:style-name="gr2" draw:text-style-name="P6" draw:layer="layout" svg:width="12.1cm" svg:height="6.161cm" svg:x="11.994cm" svg:y="6.033cm">
          <draw:text-box>
            <text:p text:style-name="P1"><text:span text:style-name="T1">Note that the chunk length does not include the length of the fragment header.</text:span></text:p>
            <text:p text:style-name="P1"><text:span text:style-name="T1"/></text:p>
            <text:p text:style-name="P1"><text:span text:style-name="T1">Since GIOP 1.2 fragment headers end on 8 byte boundaries, the array continues without any necessarily alginment at the beginning of fragment X+1 no matter what CDR type it is.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4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-0.9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4cm" svg:x="2.19cm" svg:y="2cm" draw:page-number="1"/>
      <draw:page-thumbnail draw:layer="backgroundobjects" svg:width="10.392cm" svg:height="7.794cm" svg:x="15.357cm" svg:y="2cm"/>
      <draw:page-thumbnail draw:layer="backgroundobjects" svg:width="10.392cm" svg:height="7.794cm" svg:x="2.19cm" svg:y="11.795cm"/>
      <draw:page-thumbnail draw:layer="backgroundobjects" svg:width="10.392cm" svg:height="7.794cm" svg:x="15.357cm" svg:y="11.795cm"/>
    </style:handout-master>
    <style:master-page style:name="Default" style:page-layout-name="PM1" draw:style-name="dp1">
      <draw:frame presentation:style-name="Default-title" draw:layer="backgroundobjects" svg:width="23.911cm" svg:height="3.506cm" svg:x="2.058cm" svg:y="1.743cm" presentation:class="title" presentation:placeholder="true">
        <draw:text-box/>
      </draw:frame>
      <draw:frame presentation:style-name="Default-outline1" draw:layer="backgroundobjects" svg:width="23.911cm" svg:height="13.229cm" svg:x="2.058cm" svg:y="5.838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2-05-16T11:52:10</meta:creation-date>
    <dc:date>2002-05-16T12:55:48</dc:date>
    <dc:language>en-US</dc:language>
    <meta:editing-cycles>7</meta:editing-cycles>
    <meta:editing-duration>PT1H3M50S</meta:editing-duration>
    <meta:user-defined meta:name="Info 1"/>
    <meta:user-defined meta:name="Info 2"/>
    <meta:user-defined meta:name="Info 3"/>
    <meta:user-defined meta:name="Info 4"/>
    <meta:document-statistic meta:object-count="65"/>
  </office:meta>
</office:document-meta>
</file>